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6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8pt"/>
    </style:style>
    <style:style style:name="P6" style:family="paragraph">
      <style:text-properties style:font-name="Droid Sans Mono1" fo:font-size="19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0.9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3.983cm" svg:y="1.903cm">
            <draw:text-box>
              <text:p><text:span text:style-name="T1">The common root node</text:span></text:p>
            </draw:text-box>
          </draw:frame>
        </draw:g>
        <draw:g>
          <draw:custom-shape draw:style-name="gr3" draw:text-style-name="P1" draw:layer="layout" svg:width="1.27cm" svg:height="1.27cm" svg:x="0.9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884cm" svg:height="0.988cm" svg:x="3.9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1" draw:layer="layout" svg:width="1.27cm" svg:height="1.27cm" svg:x="0.9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10.027cm" svg:height="0.988cm" svg:x="3.9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27cm" svg:height="1.27cm" svg:x="0.9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8.122cm" svg:height="0.988cm" svg:x="3.983cm" svg:y="12.114cm">
            <draw:text-box>
              <text:p><text:span text:style-name="T1">A value context node</text:span></text:p>
            </draw:text-box>
          </draw:frame>
        </draw:g>
        <draw:g>
          <draw:custom-shape draw:style-name="gr1" draw:text-style-name="P1" draw:layer="layout" svg:width="1.016cm" svg:height="1.016cm" svg:x="1.1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836cm" svg:height="1.016cm" svg:x="3.983cm" svg:y="15.351cm">
            <draw:text-box>
              <text:p><text:span text:style-name="T1">A literal node</text:span></text:p>
            </draw:text-box>
          </draw:frame>
        </draw:g>
        <draw:g>
          <draw:connector draw:style-name="gr5" draw:text-style-name="P1" draw:layer="layout" draw:type="curve" svg:x1="1.316cm" svg:y1="18.763cm" svg:x2="5.415cm" svg:y2="18.797cm" svg:d="m1316 18763c3075 0 1026 34 4099 34" svg:viewBox="0 0 4100 35">
            <text:p/>
          </draw:connector>
          <draw:frame draw:style-name="gr4" draw:text-style-name="P2" draw:layer="layout" svg:width="6.598cm" svg:height="1.016cm" svg:x="6.9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1.316cm" svg:y1="21.303cm" svg:x2="5.415cm" svg:y2="21.337cm" svg:d="m1316 21303c3075 0 1026 34 4099 34" svg:viewBox="0 0 4100 35">
            <text:p/>
          </draw:connector>
          <draw:frame draw:style-name="gr4" draw:text-style-name="P2" draw:layer="layout" svg:width="5.455cm" svg:height="1.016cm" svg:x="6.9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1.317cm" svg:y1="23.843cm" svg:x2="5.416cm" svg:y2="23.877cm" svg:d="m1317 23843c3075 0 1026 34 4099 34" svg:viewBox="0 0 4100 35">
            <text:p/>
          </draw:connector>
          <draw:frame draw:style-name="gr4" draw:text-style-name="P2" draw:layer="layout" svg:width="6.598cm" svg:height="1.016cm" svg:x="6.9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3.9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2cm" svg:y1="2.272cm" svg:x2="3.959cm" svg:y2="6.539cm" draw:start-shape="id1" draw:start-glue-point="8" draw:end-shape="id2" draw:end-glue-point="6" svg:d="m962 2272c0 2845 999 4267 2997 4267" svg:viewBox="0 0 2998 4268">
          <text:p/>
        </draw:connector>
        <draw:frame draw:style-name="gr2" draw:text-style-name="P3" draw:layer="layout" svg:width="2.788cm" svg:height="0.988cm" svg:x="5.9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4cm" svg:y1="7.174cm" svg:x2="8.047cm" svg:y2="10.906cm" draw:start-shape="id2" draw:start-glue-point="8" draw:end-shape="id3" draw:end-glue-point="6" svg:d="m4594 7174c0 2488 1151 3732 3453 3732" svg:viewBox="0 0 3454 3733">
          <text:p/>
        </draw:connector>
        <draw:frame draw:style-name="gr2" draw:text-style-name="P3" draw:layer="layout" svg:width="5.836cm" svg:height="0.988cm" svg:x="10.01cm" svg:y="10.504cm">
          <draw:text-box>
            <text:p><text:span text:style-name="T2">=alice[#event]</text:span></text:p>
          </draw:text-box>
        </draw:frame>
        <draw:frame draw:style-name="gr8" draw:text-style-name="P4" draw:layer="layout" svg:width="3.55cm" svg:height="0.988cm" svg:x="5.426cm" svg:y="8.206cm">
          <draw:text-box>
            <text:p><text:span text:style-name="T3">[#event]</text:span></text:p>
          </draw:text-box>
        </draw:frame>
        <draw:frame draw:style-name="gr8" draw:text-style-name="P4" draw:layer="layout" svg:width="2.788cm" svg:height="0.988cm" svg:x="1.5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0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0.3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963cm" svg:y1="15.873cm" svg:x2="3.962cm" svg:y2="20.142cm" draw:start-shape="id4" draw:start-glue-point="8" draw:end-shape="id5" draw:end-glue-point="5" svg:d="m963 15873c0 2846 999 4269 2999 4269" svg:viewBox="0 0 3000 4270">
          <text:p/>
        </draw:connector>
        <draw:frame draw:style-name="gr2" draw:text-style-name="P3" draw:layer="layout" svg:width="2.788cm" svg:height="0.988cm" svg:x="5.9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597cm" svg:y1="20.777cm" svg:x2="8.052cm" svg:y2="24.511cm" draw:start-shape="id5" draw:start-glue-point="6" draw:end-shape="id6" draw:end-glue-point="5" svg:d="m4597 20777c0 2490 1151 3734 3455 3734" svg:viewBox="0 0 3456 3735">
          <text:p/>
        </draw:connector>
        <draw:frame draw:style-name="gr2" draw:text-style-name="P3" draw:layer="layout" svg:width="6.598cm" svg:height="0.988cm" svg:x="10.011cm" svg:y="24.105cm">
          <draw:text-box>
            <text:p><text:span text:style-name="T2">=alice[&lt;#email&gt;]</text:span></text:p>
          </draw:text-box>
        </draw:frame>
        <draw:frame draw:style-name="gr9" draw:text-style-name="P4" draw:layer="layout" svg:width="4.312cm" svg:height="0.988cm" svg:x="5.427cm" svg:y="22.12cm">
          <draw:text-box>
            <text:p><text:span text:style-name="T3">[&lt;#email&gt;]</text:span></text:p>
          </draw:text-box>
        </draw:frame>
        <draw:frame draw:style-name="gr8" draw:text-style-name="P4" draw:layer="layout" svg:width="2.788cm" svg:height="0.988cm" svg:x="1.56cm" svg:y="17.108cm">
          <draw:text-box>
            <text:p><text:span text:style-name="T3">=alice</text:span></text:p>
          </draw:text-box>
        </draw:frame>
        <draw:frame draw:style-name="gr2" draw:text-style-name="P2" draw:layer="layout" svg:width="8.503cm" svg:height="3.199cm" svg:x="10.4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2" draw:text-style-name="P2" draw:layer="layout" svg:width="9.265cm" svg:height="3.199cm" svg:x="10.4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  <draw:custom-shape draw:style-name="gr3" draw:text-style-name="P1" xml:id="id5" draw:id="id5" draw:layer="layout" svg:width="1.27cm" svg:height="1.27cm" svg:x="3.962cm" svg:y="19.5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6" draw:id="id6" draw:layer="layout" svg:width="1.27cm" svg:height="1.27cm" svg:x="8.052cm" svg:y="23.87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7" draw:start-glue-point="8" draw:end-shape="id8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8" draw:start-glue-point="8" draw:end-shape="id9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#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9" draw:start-glue-point="8" draw:end-shape="id10" draw:end-glue-point="6" svg:d="m6212 8425c0 1850 829 2774 2489 2774" svg:viewBox="0 0 2490 2775">
          <text:p/>
        </draw:connector>
        <draw:frame draw:style-name="gr14" draw:text-style-name="P4" draw:layer="layout" svg:width="4.693cm" svg:height="0.988cm" svg:x="6.8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083cm" svg:y="10.667cm">
          <draw:text-box>
            <text:p><text:span text:style-name="T2">=alice[#event]!:uuid:7328</text:span></text:p>
          </draw:text-box>
        </draw:frame>
        <draw:custom-shape draw:style-name="gr3" draw:text-style-name="P1" xml:id="id10" draw:id="id10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9" draw:start-glue-point="8" draw:end-shape="id11" draw:end-glue-point="6" svg:d="m62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9" draw:start-glue-point="8" draw:end-shape="id12" draw:end-glue-point="6" svg:d="m6212 8425c0 6860 830 10289 2491 10289" svg:viewBox="0 0 2492 10290">
          <text:p/>
        </draw:connector>
        <draw:frame draw:style-name="gr14" draw:text-style-name="P4" draw:layer="layout" svg:width="4.693cm" svg:height="0.988cm" svg:x="7.3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7.6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084cm" svg:y="14.367cm">
          <draw:text-box>
            <text:p><text:span text:style-name="T2">=alice[#event]!:uuid:4439</text:span></text:p>
          </draw:text-box>
        </draw:frame>
        <draw:frame draw:style-name="gr15" draw:text-style-name="P3" draw:layer="layout" svg:width="10.027cm" svg:height="0.988cm" svg:x="10.084cm" svg:y="18.267cm">
          <draw:text-box>
            <text:p><text:span text:style-name="T2">=alice[#event]!:uuid:8294</text:span></text:p>
          </draw:text-box>
        </draw:frame>
      </draw:page>
      <draw:page draw:name="page4" draw:style-name="dp1" draw:master-page-name="Default">
        <draw:custom-shape draw:style-name="gr16" draw:text-style-name="P1" xml:id="id13" draw:id="id13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4" draw:id="id14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3" draw:start-glue-point="8" draw:end-shape="id14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 text:style-name="P5"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14" draw:start-glue-point="8" draw:end-shape="id15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 text:style-name="P5"><text:span text:style-name="T2">=alice[&lt;#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 text:style-name="P5"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 text:style-name="P5"><text:span text:style-name="T3">=alice</text:span></text:p>
          </draw:text-box>
        </draw:frame>
        <draw:custom-shape draw:style-name="gr17" draw:text-style-name="P1" xml:id="id15" draw:id="id15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2cm" svg:y2="11.188cm" draw:start-shape="id15" draw:start-glue-point="8" draw:end-shape="id16" draw:end-glue-point="5" svg:d="m6212 8425c0 1842 833 2763 2500 2763" svg:viewBox="0 0 2501 2764">
          <text:p/>
        </draw:connector>
        <draw:frame draw:style-name="gr14" draw:text-style-name="P4" draw:layer="layout" svg:width="5.455cm" svg:height="0.988cm" svg:x="6.899cm" svg:y="9.078cm">
          <draw:text-box>
            <text:p text:style-name="P5"><text:span text:style-name="T3">&lt;!:uuid:4928&gt;</text:span></text:p>
          </draw:text-box>
        </draw:frame>
        <draw:frame draw:style-name="gr15" draw:text-style-name="P3" draw:layer="layout" svg:width="11.551cm" svg:height="0.988cm" svg:x="10.083cm" svg:y="10.667cm">
          <draw:text-box>
            <text:p text:style-name="P5"><text:span text:style-name="T2">=alice[&lt;#email&gt;]&lt;!:uuid:4928&gt;</text:span></text:p>
          </draw:text-box>
        </draw:frame>
        <draw:connector draw:style-name="gr5" draw:text-style-name="P1" draw:layer="layout" draw:type="curve" svg:x1="6.212cm" svg:y1="8.425cm" svg:x2="8.712cm" svg:y2="14.897cm" draw:start-shape="id15" draw:start-glue-point="8" draw:end-shape="id17" draw:end-glue-point="5" svg:d="m6212 8425c0 4315 833 6472 2500 6472" svg:viewBox="0 0 2501 6473">
          <text:p/>
        </draw:connector>
        <draw:connector draw:style-name="gr5" draw:text-style-name="P1" draw:layer="layout" draw:type="curve" svg:x1="6.212cm" svg:y1="8.425cm" svg:x2="8.712cm" svg:y2="18.707cm" draw:start-shape="id15" draw:start-glue-point="8" draw:end-shape="id18" draw:end-glue-point="5" svg:d="m6212 8425c0 6855 833 10282 2500 10282" svg:viewBox="0 0 2501 10283">
          <text:p/>
        </draw:connector>
        <draw:frame draw:style-name="gr14" draw:text-style-name="P4" draw:layer="layout" svg:width="5.455cm" svg:height="0.988cm" svg:x="7.3cm" svg:y="12.478cm">
          <draw:text-box>
            <text:p text:style-name="P5"><text:span text:style-name="T3">&lt;!:uuid:2093&gt;</text:span></text:p>
          </draw:text-box>
        </draw:frame>
        <draw:frame draw:style-name="gr14" draw:text-style-name="P4" draw:layer="layout" svg:width="5.455cm" svg:height="0.988cm" svg:x="7.602cm" svg:y="16.278cm">
          <draw:text-box>
            <text:p text:style-name="P5"><text:span text:style-name="T3">&lt;!:uuid:8829&gt;</text:span></text:p>
          </draw:text-box>
        </draw:frame>
        <draw:frame draw:style-name="gr15" draw:text-style-name="P3" draw:layer="layout" svg:width="11.551cm" svg:height="0.988cm" svg:x="10.084cm" svg:y="14.367cm">
          <draw:text-box>
            <text:p text:style-name="P5"><text:span text:style-name="T2">=alice[&lt;#email&gt;]&lt;!:uuid:2093&gt;</text:span></text:p>
          </draw:text-box>
        </draw:frame>
        <draw:frame draw:style-name="gr15" draw:text-style-name="P3" draw:layer="layout" svg:width="11.551cm" svg:height="0.988cm" svg:x="10.084cm" svg:y="18.267cm">
          <draw:text-box>
            <text:p text:style-name="P5"><text:span text:style-name="T2">=alice[&lt;#email&gt;]&lt;!:uuid:8829&gt;</text:span></text:p>
          </draw:text-box>
        </draw:frame>
        <draw:custom-shape draw:style-name="gr17" draw:text-style-name="P1" xml:id="id16" draw:id="id16" draw:layer="Layout" svg:width="0.889cm" svg:height="0.889cm" svg:x="8.712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xml:id="id17" draw:id="id17" draw:layer="Layout" svg:width="0.889cm" svg:height="0.889cm" svg:x="8.712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xml:id="id18" draw:id="id18" draw:layer="Layout" svg:width="0.889cm" svg:height="0.889cm" svg:x="8.712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19" draw:start-glue-point="8" draw:end-shape="id20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0" draw:start-glue-point="8" draw:end-shape="id21" draw:end-glue-point="6" svg:d="m3333 5349c0 1753 810 2629 2432 2629" svg:viewBox="0 0 2433 2630">
          <text:p/>
        </draw:connector>
        <draw:frame draw:style-name="gr11" draw:text-style-name="P3" draw:layer="layout" svg:width="5.836cm" svg:height="0.988cm" svg:x="7.147cm" svg:y="7.495cm">
          <draw:text-box>
            <text:p><text:span text:style-name="T2">=alice[#event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1cm" svg:y2="11.199cm" draw:start-shape="id21" draw:start-glue-point="8" draw:end-shape="id22" draw:end-glue-point="6" svg:d="m6212 8425c0 1850 829 2774 2489 2774" svg:viewBox="0 0 2490 2775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@0</text:span></text:p>
          </draw:text-box>
        </draw:frame>
        <draw:frame draw:style-name="gr15" draw:text-style-name="P3" draw:layer="layout" svg:width="6.598cm" svg:height="0.988cm" svg:x="10.083cm" svg:y="10.667cm">
          <draw:text-box>
            <text:p><text:span text:style-name="T2">=alice[#event]@0</text:span></text:p>
          </draw:text-box>
        </draw:frame>
        <draw:custom-shape draw:style-name="gr3" draw:text-style-name="P1" xml:id="id22" draw:id="id22" draw:layer="layout" svg:width="0.895cm" svg:height="0.895cm" svg:x="8.7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0.895cm" svg:height="0.895cm" svg:x="8.7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2cm" svg:y2="14.9cm" draw:start-shape="id21" draw:start-glue-point="8" draw:end-shape="id23" draw:end-glue-point="6" svg:d="m6212 8425c0 4317 830 6475 2490 6475" svg:viewBox="0 0 2491 6476">
          <text:p/>
        </draw:connector>
        <draw:custom-shape draw:style-name="gr3" draw:text-style-name="P1" xml:id="id24" draw:id="id24" draw:layer="layout" svg:width="0.895cm" svg:height="0.895cm" svg:x="8.7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03cm" svg:y2="18.714cm" draw:start-shape="id21" draw:start-glue-point="8" draw:end-shape="id24" draw:end-glue-point="6" svg:d="m6212 8425c0 6860 830 10289 2491 10289" svg:viewBox="0 0 2492 10290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@1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@2</text:span></text:p>
          </draw:text-box>
        </draw:frame>
        <draw:frame draw:style-name="gr15" draw:text-style-name="P3" draw:layer="layout" svg:width="6.598cm" svg:height="0.988cm" svg:x="10.084cm" svg:y="14.367cm">
          <draw:text-box>
            <text:p><text:span text:style-name="T2">=alice[#event]@1</text:span></text:p>
          </draw:text-box>
        </draw:frame>
        <draw:frame draw:style-name="gr15" draw:text-style-name="P3" draw:layer="layout" svg:width="6.598cm" svg:height="0.988cm" svg:x="10.084cm" svg:y="18.267cm">
          <draw:text-box>
            <text:p><text:span text:style-name="T2">=alice[#event]@2</text:span></text:p>
          </draw:text-box>
        </draw:frame>
      </draw:page>
      <draw:page draw:name="page6" draw:style-name="dp1" draw:master-page-name="Default">
        <draw:custom-shape draw:style-name="gr1" draw:text-style-name="P1" xml:id="id25" draw:id="id25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6" draw:id="id26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25" draw:start-glue-point="8" draw:end-shape="id26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26" draw:start-glue-point="8" draw:end-shape="id27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#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27" draw:id="id27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2cm" svg:y2="11.188cm" draw:start-shape="id27" draw:start-glue-point="8" draw:end-shape="id28" draw:end-glue-point="5" svg:d="m6212 8425c0 1842 833 2763 2500 2763" svg:viewBox="0 0 2501 2764">
          <text:p/>
        </draw:connector>
        <draw:frame draw:style-name="gr14" draw:text-style-name="P4" draw:layer="layout" svg:width="5.455cm" svg:height="0.988cm" svg:x="6.899cm" svg:y="9.078cm">
          <draw:text-box>
            <text:p><text:span text:style-name="T3">&lt;!:uuid:4928&gt;</text:span></text:p>
          </draw:text-box>
        </draw:frame>
        <draw:frame draw:style-name="gr15" draw:text-style-name="P3" draw:layer="layout" svg:width="11.551cm" svg:height="0.988cm" svg:x="10.083cm" svg:y="10.667cm">
          <draw:text-box>
            <text:p><text:span text:style-name="T2">=alice[&lt;#email&gt;]&lt;!:uuid:4928&gt;</text:span></text:p>
          </draw:text-box>
        </draw:frame>
        <draw:connector draw:style-name="gr5" draw:text-style-name="P1" draw:layer="layout" draw:type="curve" svg:x1="6.212cm" svg:y1="8.425cm" svg:x2="8.712cm" svg:y2="14.897cm" draw:start-shape="id27" draw:start-glue-point="8" draw:end-shape="id29" draw:end-glue-point="5" svg:d="m6212 8425c0 4315 833 6472 2500 6472" svg:viewBox="0 0 2501 6473">
          <text:p/>
        </draw:connector>
        <draw:connector draw:style-name="gr5" draw:text-style-name="P1" draw:layer="layout" draw:type="curve" svg:x1="6.212cm" svg:y1="8.425cm" svg:x2="8.712cm" svg:y2="18.707cm" draw:start-shape="id27" draw:start-glue-point="8" draw:end-shape="id30" draw:end-glue-point="5" svg:d="m6212 8425c0 6855 833 10282 2500 10282" svg:viewBox="0 0 2501 10283">
          <text:p/>
        </draw:connector>
        <draw:frame draw:style-name="gr14" draw:text-style-name="P4" draw:layer="layout" svg:width="5.455cm" svg:height="0.988cm" svg:x="7.3cm" svg:y="12.478cm">
          <draw:text-box>
            <text:p><text:span text:style-name="T3">&lt;!:uuid:2093&gt;</text:span></text:p>
          </draw:text-box>
        </draw:frame>
        <draw:frame draw:style-name="gr14" draw:text-style-name="P4" draw:layer="layout" svg:width="5.455cm" svg:height="0.988cm" svg:x="7.602cm" svg:y="16.278cm">
          <draw:text-box>
            <text:p><text:span text:style-name="T3">&lt;!:uuid:8829&gt;</text:span></text:p>
          </draw:text-box>
        </draw:frame>
        <draw:frame draw:style-name="gr15" draw:text-style-name="P3" draw:layer="layout" svg:width="11.551cm" svg:height="0.988cm" svg:x="10.084cm" svg:y="14.367cm">
          <draw:text-box>
            <text:p><text:span text:style-name="T2">=alice[&lt;#email&gt;]&lt;!:uuid:2093&gt;</text:span></text:p>
          </draw:text-box>
        </draw:frame>
        <draw:frame draw:style-name="gr15" draw:text-style-name="P3" draw:layer="layout" svg:width="11.551cm" svg:height="0.988cm" svg:x="10.084cm" svg:y="18.267cm">
          <draw:text-box>
            <text:p><text:span text:style-name="T2">=alice[&lt;#email&gt;]&lt;!:uuid:8829&gt;</text:span></text:p>
          </draw:text-box>
        </draw:frame>
        <draw:custom-shape draw:style-name="gr3" draw:text-style-name="P1" xml:id="id28" draw:id="id28" draw:layer="layout" svg:width="0.889cm" svg:height="0.889cm" svg:x="8.712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9" draw:id="id29" draw:layer="layout" svg:width="0.889cm" svg:height="0.889cm" svg:x="8.712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0" draw:id="id30" draw:layer="layout" svg:width="0.889cm" svg:height="0.889cm" svg:x="8.712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7" draw:style-name="dp1" draw:master-page-name="Default">
        <draw:custom-shape draw:style-name="gr1" draw:text-style-name="P1" xml:id="id31" draw:id="id31" draw:layer="layout" svg:width="0.895cm" svg:height="0.895cm" svg:x="0.3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2" draw:id="id32" draw:layer="layout" svg:width="0.895cm" svg:height="0.894cm" svg:x="2.8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0.775cm" svg:y1="1.897cm" svg:x2="2.885cm" svg:y2="4.902cm" draw:start-shape="id31" draw:start-glue-point="8" draw:end-shape="id32" draw:end-glue-point="6" svg:d="m775 1897c0 2004 703 3005 2110 3005" svg:viewBox="0 0 2111 3006">
          <text:p/>
        </draw:connector>
        <draw:frame draw:style-name="gr10" draw:text-style-name="P3" draw:layer="layout" svg:width="2.788cm" svg:height="0.988cm" svg:x="4.3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3.333cm" svg:y1="5.349cm" svg:x2="5.765cm" svg:y2="7.978cm" draw:start-shape="id32" draw:start-glue-point="8" draw:end-shape="id33" draw:end-glue-point="6" svg:d="m3333 5349c0 1753 810 2629 2432 2629" svg:viewBox="0 0 2433 2630">
          <text:p/>
        </draw:connector>
        <draw:frame draw:style-name="gr11" draw:text-style-name="P3" draw:layer="layout" svg:width="6.598cm" svg:height="0.988cm" svg:x="7.147cm" svg:y="7.495cm">
          <draw:text-box>
            <text:p><text:span text:style-name="T2">=alice[&lt;#email&gt;]</text:span></text:p>
          </draw:text-box>
        </draw:frame>
        <draw:frame draw:style-name="gr12" draw:text-style-name="P4" draw:layer="layout" svg:width="3.55cm" svg:height="0.988cm" svg:x="3.919cm" svg:y="6.076cm">
          <draw:text-box>
            <text:p><text:span text:style-name="T3">[#event]</text:span></text:p>
          </draw:text-box>
        </draw:frame>
        <draw:frame draw:style-name="gr13" draw:text-style-name="P4" draw:layer="layout" svg:width="2.788cm" svg:height="0.988cm" svg:x="1.195cm" svg:y="2.766cm">
          <draw:text-box>
            <text:p><text:span text:style-name="T3">=alice</text:span></text:p>
          </draw:text-box>
        </draw:frame>
        <draw:custom-shape draw:style-name="gr3" draw:text-style-name="P1" xml:id="id33" draw:id="id33" draw:layer="layout" svg:width="0.894cm" svg:height="0.894cm" svg:x="5.7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212cm" svg:y1="8.425cm" svg:x2="8.713cm" svg:y2="11.188cm" draw:start-shape="id33" draw:start-glue-point="8" draw:end-shape="id34" draw:end-glue-point="5" svg:d="m6212 8425c0 1842 833 2763 2501 2763" svg:viewBox="0 0 2502 2764">
          <text:p/>
        </draw:connector>
        <draw:frame draw:style-name="gr14" draw:text-style-name="P4" draw:layer="layout" svg:width="3.306cm" svg:height="0.988cm" svg:x="6.899cm" svg:y="9.078cm">
          <draw:text-box>
            <text:p><text:span text:style-name="T3">&lt;@0&gt;</text:span></text:p>
          </draw:text-box>
        </draw:frame>
        <draw:frame draw:style-name="gr15" draw:text-style-name="P3" draw:layer="layout" svg:width="8.122cm" svg:height="0.988cm" svg:x="10.083cm" svg:y="10.667cm">
          <draw:text-box>
            <text:p><text:span text:style-name="T2">=alice[&lt;#email&gt;]&lt;@0&gt;</text:span></text:p>
          </draw:text-box>
        </draw:frame>
        <draw:connector draw:style-name="gr5" draw:text-style-name="P1" draw:layer="layout" draw:type="curve" svg:x1="6.212cm" svg:y1="8.425cm" svg:x2="8.713cm" svg:y2="14.897cm" draw:start-shape="id33" draw:start-glue-point="8" draw:end-shape="id35" draw:end-glue-point="5" svg:d="m6212 8425c0 4315 833 6472 2501 6472" svg:viewBox="0 0 2502 6473">
          <text:p/>
        </draw:connector>
        <draw:connector draw:style-name="gr5" draw:text-style-name="P1" draw:layer="layout" draw:type="curve" svg:x1="6.212cm" svg:y1="8.425cm" svg:x2="8.713cm" svg:y2="18.707cm" draw:start-shape="id33" draw:start-glue-point="8" draw:end-shape="id36" draw:end-glue-point="5" svg:d="m6212 8425c0 6855 833 10282 2501 10282" svg:viewBox="0 0 2502 10283">
          <text:p/>
        </draw:connector>
        <draw:frame draw:style-name="gr14" draw:text-style-name="P4" draw:layer="layout" svg:width="3.306cm" svg:height="0.988cm" svg:x="7.3cm" svg:y="12.478cm">
          <draw:text-box>
            <text:p><text:span text:style-name="T3">&lt;@1&gt;</text:span></text:p>
          </draw:text-box>
        </draw:frame>
        <draw:frame draw:style-name="gr14" draw:text-style-name="P4" draw:layer="layout" svg:width="3.306cm" svg:height="0.988cm" svg:x="7.602cm" svg:y="16.278cm">
          <draw:text-box>
            <text:p><text:span text:style-name="T3">&lt;@2&gt;</text:span></text:p>
          </draw:text-box>
        </draw:frame>
        <draw:frame draw:style-name="gr15" draw:text-style-name="P3" draw:layer="layout" svg:width="8.122cm" svg:height="0.988cm" svg:x="10.084cm" svg:y="14.367cm">
          <draw:text-box>
            <text:p><text:span text:style-name="T2">=alice[&lt;#email&gt;]&lt;@1&gt;</text:span></text:p>
          </draw:text-box>
        </draw:frame>
        <draw:frame draw:style-name="gr15" draw:text-style-name="P3" draw:layer="layout" svg:width="8.122cm" svg:height="0.988cm" svg:x="10.084cm" svg:y="18.267cm">
          <draw:text-box>
            <text:p><text:span text:style-name="T2">=alice[&lt;#email&gt;]&lt;@2&gt;</text:span></text:p>
          </draw:text-box>
        </draw:frame>
        <draw:custom-shape draw:style-name="gr3" draw:text-style-name="P1" xml:id="id34" draw:id="id34" draw:layer="layout" svg:width="0.889cm" svg:height="0.889cm" svg:x="8.713cm" svg:y="10.74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5" draw:id="id35" draw:layer="layout" svg:width="0.889cm" svg:height="0.889cm" svg:x="8.713cm" svg:y="14.4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6" draw:id="id36" draw:layer="layout" svg:width="0.889cm" svg:height="0.889cm" svg:x="8.713cm" svg:y="18.26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Default">
        <draw:frame draw:style-name="gr18" draw:text-style-name="P6" draw:layer="layout" svg:width="2.59cm" svg:height="1.045cm" svg:x="1.239cm" svg:y="1.223cm">
          <draw:text-box>
            <text:p><text:span text:style-name="T2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3-31T14:45:01.942708432</dc:date>
    <meta:editing-duration>PT17H31M39S</meta:editing-duration>
    <meta:editing-cycles>59</meta:editing-cycles>
    <meta:generator>LibreOffice/4.1.5.3$Linux_X86_64 LibreOffice_project/410m0$Build-3</meta:generator>
    <meta:document-statistic meta:object-count="150"/>
  </office:meta>
</office:document-meta>
</file>